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2" style:family="paragraph" style:parent-style-name="Text_20_body">
      <style:text-properties fo:font-variant="normal" fo:text-transform="none" fo:color="#000000" style:text-line-through-style="none" style:text-line-through-type="none" style:font-name="Arial" fo:font-size="12pt" fo:font-style="normal" style:text-underline-style="none" fo:font-weight="normal" officeooo:paragraph-rsid="001d60f7" style:text-blinking="false" fo:background-color="transparent" style:font-size-asian="12pt" style:font-size-complex="12pt"/>
    </style:style>
    <style:style style:name="P3" style:family="paragraph" style:parent-style-name="Text_20_body">
      <style:text-properties fo:font-variant="normal" fo:text-transform="none" fo:color="#000000" style:text-line-through-style="none" style:text-line-through-type="none" style:font-name="Arial" fo:font-size="12pt" fo:font-style="normal" style:text-underline-style="none" fo:font-weight="normal" officeooo:rsid="001d60f7" officeooo:paragraph-rsid="001d60f7" style:text-blinking="false" fo:background-color="transparent" style:font-size-asian="12pt" style:font-size-complex="12pt"/>
    </style:style>
    <style:style style:name="P4" style:family="paragraph" style:parent-style-name="Text_20_body">
      <style:text-properties fo:font-size="12pt" style:font-size-asian="12pt" style:font-size-complex="12pt"/>
    </style:style>
    <style:style style:name="P5" style:family="paragraph" style:parent-style-name="Text_20_body">
      <style:text-properties fo:font-size="12pt" officeooo:paragraph-rsid="001d60f7" style:font-size-asian="12pt" style:font-size-complex="12pt"/>
    </style:style>
    <style:style style:name="P6" style:family="paragraph" style:parent-style-name="Text_20_body">
      <style:text-properties fo:font-size="12pt" officeooo:rsid="001d60f7" officeooo:paragraph-rsid="001d60f7" style:font-size-asian="12pt" style:font-size-complex="12pt"/>
    </style:style>
    <style:style style:name="P7" style:family="paragraph" style:parent-style-name="Text_20_body">
      <style:paragraph-properties fo:margin-top="0in" fo:margin-bottom="0in" style:contextual-spacing="false" fo:line-height="144%"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8" style:family="paragraph" style:parent-style-name="Text_20_body">
      <style:paragraph-properties fo:margin-top="0in" fo:margin-bottom="0in" style: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9" style:family="paragraph" style:parent-style-name="Text_20_body">
      <style:paragraph-properties fo:margin-top="0in" fo:margin-bottom="0in" style: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officeooo:rsid="001d60f7" officeooo:paragraph-rsid="001d60f7" style:text-blinking="false" fo:background-color="transparent" style:font-size-asian="12pt" style:font-size-complex="12pt"/>
    </style:style>
    <style:style style:name="P10" style:family="paragraph" style:parent-style-name="Text_20_body">
      <style:paragraph-properties fo:margin-top="0in" fo:margin-bottom="0in" style: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officeooo:rsid="00256184" officeooo:paragraph-rsid="00256184" style:text-blinking="false" fo:background-color="transparent" style:font-size-asian="12pt" style:font-size-complex="12pt"/>
    </style:style>
    <style:style style:name="P11" style:family="paragraph" style:parent-style-name="Text_20_body">
      <style:paragraph-properties fo:margin-top="0in" fo:margin-bottom="0in" style:contextual-spacing="false" fo:line-height="120%" style:writing-mode="lr-tb"/>
      <style:text-properties fo:font-size="12pt" style:font-size-asian="12pt" style:font-size-complex="12pt"/>
    </style:style>
    <style:style style:name="P12" style:family="paragraph" style:parent-style-name="Text_20_body">
      <style:paragraph-properties fo:margin-top="0in" fo:margin-bottom="0in" style:contextual-spacing="false" fo:line-height="120%" style:writing-mode="lr-tb"/>
      <style:text-properties fo:font-size="12pt" officeooo:paragraph-rsid="001d60f7" style:font-size-asian="12pt" style:font-size-complex="12pt"/>
    </style:style>
    <style:style style:name="P13" style:family="paragraph" style:parent-style-name="Text_20_body" style:list-style-name="L1">
      <style:paragraph-properties fo:margin-top="0in" fo:margin-bottom="0in" style:contextual-spacing="false" fo:line-height="120%" fo:background-color="transparent" style:writing-mode="lr-tb">
        <style:background-image/>
      </style:paragraph-properties>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T1" style:family="text">
      <style:text-properties fo:font-variant="normal" fo:text-transform="none" fo:color="#000000" style:text-line-through-style="none" style:text-line-through-type="none" style:font-name="Arial"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tyle="normal" style:text-underline-style="none" fo:font-weight="normal" officeooo:rsid="001d60f7"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tyle="normal" style:text-underline-style="none" fo:font-weight="normal" officeooo:rsid="0020227f"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tyle="normal" style:text-underline-style="none" fo:font-weight="normal" officeooo:rsid="00217d7f" style:text-blinking="false" fo:background-color="transparent" loext:char-shading-value="0"/>
    </style:style>
    <style:style style:name="T5" style:family="text">
      <style:text-properties officeooo:rsid="001d60f7"/>
    </style:style>
    <style:style style:name="T6" style:family="text">
      <style:text-properties officeooo:rsid="002058d8"/>
    </style:style>
    <style:style style:name="T7" style:family="text">
      <style:text-properties officeooo:rsid="00217d7f"/>
    </style:style>
    <style:style style:name="T8" style:family="text">
      <style:text-properties officeooo:rsid="0023edf8"/>
    </style:style>
    <style:style style:name="T9" style:family="text">
      <style:text-properties officeooo:rsid="00256184"/>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5">introduction</text:span><text:line-break/>-------------------------------------------<text:span text:style-name="T5">slide 2-----------------------------------</text:span></text:p>
      <text:p text:style-name="P7"><text:bookmark text:name="docs-internal-guid-6d3be580-d7e7-bc0b-6a8e-27c256a0469d"/>The internet is not only full of images and videos of cats. It also contains a lot of useful information such as news.</text:p>
      <text:p text:style-name="P7">However, the amount of news articles that get’s published online every day is so vast that it is impossible for a human to process it all.</text:p>
      <text:p text:style-name="P4"><text:span text:style-name="T1">This can be a problem since for many people it is important to stay on top of important events and respond to them, such as in stock trading where events such as natural disasters or scandals can greatly impact the value of shares.</text:span></text:p>
      <text:p text:style-name="P4"/>
      <text:p text:style-name="P4">---------------------------<text:span text:style-name="T5">slide 3</text:span></text:p>
      <text:p text:style-name="P1"><text:bookmark text:name="docs-internal-guid-6d3be59d-d7e8-900b-998d-6da619a6ebab"/>On-line new event detection is an attempt to solve this problem. The goal of On-line new event detection is to process a stream of incoming textual information and determine if the incoming text describes a new event or not.</text:p>
      <text:p text:style-name="P8">This way a user that has to stay up to date with current events only has to sift through news articles which contain new events and can ignore the rest. We will expand upon this in a minute.</text:p>
      <text:p text:style-name="P4"/>
      <text:p text:style-name="P5">–--------------------<text:span text:style-name="T5">slide 4</text:span></text:p>
      <text:p text:style-name="P2"><text:bookmark text:name="docs-internal-guid-6d3be5a3-d7e8-aed7-e47f-adc989f238a7"/>In this presentation I’ll go over the results of our work on a new way for doing On-line New Event Detection using a new approach which is based on the concept of minimal new sets. The talk is structured as follows:</text:p>
      <text:p text:style-name="P4"/>
      <text:p text:style-name="P11"><text:span text:style-name="T1">First we’ll go over some background and talk about the most common approaches to On-line new event detection. </text:span></text:p>
      <text:p text:style-name="P11"><text:span text:style-name="T1">Then I’ll try to describe our method and the rationale behind it.</text:span></text:p>
      <text:p text:style-name="P11"><text:span text:style-name="T1">We’ll then go over the experiments we performed in order to test the feasibility of our method.</text:span></text:p>
      <text:p text:style-name="P11"><text:span text:style-name="T1">After that, we’ll take a look at some of the results of the experimentations </text:span></text:p>
      <text:p text:style-name="P8">And lastly we will try to make sense of the results and try to determine whether or not our approach is any good.</text:p>
      <text:p text:style-name="P5"><text:line-break/></text:p>
      <text:p text:style-name="P5">-----------<text:span text:style-name="T5">slide 5</text:span></text:p>
      <text:p text:style-name="P2"><text:bookmark text:name="docs-internal-guid-6d3be5c4-d7ea-06ae-3b56-0e508ac8b89d"/>Now, On-line new event detection is a rather recent field that has increased in popularity over the last 15 years. There have been several previous works which present algorithms and methods that perform On-line new event detection.</text:p>
      <text:p text:style-name="P4"/>
      <text:p text:style-name="P7"><text:soft-page-break/>The most typical approaches involve representing stories as term-vectors where each term is weighted using some metric. Then typically each term-vector is compared to the previously seen articles using a similarity function such as cosine similarity. If the similarity <text:span text:style-name="T8">is higher than</text:span> a given threshold then the article is determined to contain a new event.</text:p>
      <text:p text:style-name="P4"/>
      <text:p text:style-name="P7">Another popular approach is to use extract named entities from the articles, answering questions such as Who? What? When? and Where? and using that information for comparisons, for instance by increasing the weight of those terms.</text:p>
      <text:p text:style-name="P4"/>
      <text:p text:style-name="P7">But, there are other approaches, for instance: paraphrasing incoming articles and then using the paraphrasing for comparison.</text:p>
      <text:p text:style-name="P4"/>
      <text:p text:style-name="P7">Many of these methods require articles to be compared to all previously seen articles which becomes increasingly slow as more articles are processed. A common approach to decrease the number of articles one has to compare with is to cluster seen articles and comparing incoming articles with the clusters. Remember: articles have to be processed in real-time so performance matters not only with regards to quality and accuracy but also speed.</text:p>
      <text:p text:style-name="P4"/>
      <text:p text:style-name="P4"><text:line-break/><text:span text:style-name="T5">-----------------Slide 6 ------------------</text:span></text:p>
      <text:p text:style-name="P4"><text:bookmark text:name="docs-internal-guid-6d3be5f9-d7ea-5ed0-a1bd-5c6d9a83de91"/><text:span text:style-name="T1">Last year two papers were released that </text:span><text:span text:style-name="T3">presented</text:span><text:span text:style-name="T1"> a new </text:span><text:span text:style-name="T3">idea</text:span><text:span text:style-name="T1"> for On-line New Event Detection.</text:span></text:p>
      <text:p text:style-name="P8">The idea is based on the notion that new events are likely to bring words together for the first time. </text:p>
      <text:p text:style-name="P8">-----------------<text:span text:style-name="T8">slide 6.5</text:span></text:p>
      <text:p text:style-name="P8">Typically for new events we are likely to be able to find small sets of words from the articles which have not appeared together in any article previously.</text:p>
      <text:p text:style-name="P8">For instance this report of Prince’s death would likely have been the first time the words “Prince” and “died” or “Prince” and “passed” appeared together.</text:p>
      <text:p text:style-name="P4"/>
      <text:p text:style-name="P4"><text:span text:style-name="T5">-----------Slide 7 --------------------------</text:span></text:p>
      <text:p text:style-name="P1"><text:bookmark text:name="docs-internal-guid-2f2e42b2-d7ea-d44c-27cf-e1af914866c0"/>Wurzer et al. presented a method based on this notion which identifies all possible subsets of words of some small size generated from the set of words contained within an article and then checks for all those subsets if they have been encountered before, that is if those words have appeared together before. They then use the proportion of new such subsets as a score for the articles.</text:p>
      <text:p text:style-name="P4"><text:soft-page-break/></text:p>
      <text:p text:style-name="P8">By using a Bloom filter they achieve constant time and memory but potentially sacrifice some accuracy.</text:p>
      <text:p text:style-name="P4"/>
      <text:p text:style-name="P4"><text:span text:style-name="T5">--------------Slide 8 --------------------------</text:span></text:p>
      <text:p text:style-name="P4"><text:bookmark text:name="docs-internal-guid-2f2e42b7-d7eb-150f-3770-3c4ccb2cfa57"/><text:span text:style-name="T1">Damaschke presented the concept of minimal new sets:</text:span></text:p>
      <text:p text:style-name="P12"><text:span text:style-name="T1">If we take all the words from an article into set, let’s call it a bag of words. A subset of that bag is minimal new if it has not been seen before and if it doesn’t contain any minimal new set.</text:span></text:p>
      <text:p text:style-name="P12"/>
      <text:p text:style-name="P12"><text:span text:style-name="T1">What does this mean? </text:span></text:p>
      <text:p text:style-name="P8">A word which has never appeared before would be minimal new at this time since it hasn’t been seen before and it can’t be a superset of other minimal new sets.</text:p>
      <text:p text:style-name="P11"><text:span text:style-name="T1">A pair of words would be minimal new if none of the words were minimal new in the article but the two words had not appeared together before. </text:span></text:p>
      <text:p text:style-name="P11"><text:span text:style-name="T1"/></text:p>
      <text:p text:style-name="P8">Damaschke suggested that the existence of minimal new sets of small sizes could be good indicators of new events and presented an efficient way for enumerating bags of words into minimal new sets.</text:p>
      <text:p text:style-name="P4"/>
      <text:p text:style-name="P4">-----------<text:span text:style-name="T5">Slide 9--------------------------</text:span></text:p>
      <text:p text:style-name="P4"><text:bookmark text:name="docs-internal-guid-2f2e42d1-d7eb-b683-40a1-d2d05ce7ae61"/><text:span text:style-name="T1">The goal of our work was to examine the feasibility of using minimal new sets for On-line New Event Detection. In particular we wanted to incorporate Damaschke’s enumeration algorithm. </text:span></text:p>
      <text:p text:style-name="P8">For this end we have experimented with implementing the base approach as well as some small modifications and extensions.</text:p>
      <text:p text:style-name="P8"/>
      <text:p text:style-name="P8"/>
      <text:p text:style-name="P8">-----<text:span text:style-name="T7">Slide 9.5--------------------------</text:span></text:p>
      <text:p text:style-name="P8"><text:bookmark text:name="docs-internal-guid-b69a145a-d848-b0ee-f9d4-816d9046bb36"/>The basis for our method is the effective enumeration of minimal new sets. </text:p>
      <text:p text:style-name="P8">Damaschke presented an algorithm that achieves this goal. </text:p>
      <text:p text:style-name="P4"/>
      <text:p text:style-name="P8">Heres an example of how the algorithm works:</text:p>
      <text:p text:style-name="P8">For a bag of words we have looked up all the words within a hashmap which maps minimal new sets to the bag in which they were minimal new and so we have found that some of the words were new and removed them from the bag. For the rest of the words we have generated all potential sets of two different words and are now processing the candidate set S= {A, B}. We look for S in a hashmap which maps sets to the bag in which they were new.</text:p>
      <text:p text:style-name="P4"/>
      <text:p text:style-name="P8"><text:soft-page-break/>First we check if S is stored in the hashmap, if it is then we know that S is old. If it isn’t however, then we must lookup both of the sets within S and if either of them is found we must examine the bag in which they were new and look for other word. </text:p>
      <text:p text:style-name="P4"/>
      <text:p text:style-name="P10">In this case we lookup A and the lookup returns 13, so we look for A in bag nr. 13 but we find nothing, we then lookup B and it returns 7 so we look for A in bag 7. If A is in bag 7 then S was new at 7 but is clearly old now, otherwise S is new.</text:p>
      <text:p text:style-name="P8"/>
      <text:p text:style-name="P4"/>
      <text:p text:style-name="P4"><text:line-break/>--------<text:span text:style-name="T5">slide 10 -------------------------</text:span></text:p>
      <text:p text:style-name="P8">But before Damascke’s algorithm can be employed we must pre-process the incoming articles.</text:p>
      <text:p text:style-name="P4"/>
      <text:p text:style-name="P8">This involves converting the article into a bag of words, converting everything to lowercase, removing so called stopwords, which are the most commonly used words, like ‘this’, ‘a’, ‘the’ and so on. We also stem the words, meaning that we try to reduce words to their root form. For instance “walk” and “walked” refer to the same action and can therefore be reduced to the same word.</text:p>
      <text:p text:style-name="P4"/>
      <text:p text:style-name="P8">Then we find the minimal new sets of the pre-processed bag and output them. Our hope had been that the outputted sets would succinctly describe the contents of the articles they originated from so that they could be quickly processed by humans and used as some sort of tool assisted New Event Detection. However we quickly discovered that in the real world we would find many minimal new sets of size 2 or smaller, that is new words or new pairs of previously, we can call them “old”, words.</text:p>
      <text:p text:style-name="P8">We therefore set out to expand the base approach to somehow limit the sets that we outputted.</text:p>
      <text:p text:style-name="P4"><text:line-break/><text:line-break/>---------------<text:span text:style-name="T5">slide 11-----------------</text:span></text:p>
      <text:p text:style-name="P8"><text:bookmark text:name="docs-internal-guid-2f2e42f5-d7ec-56a7-613f-b7423a7bb6c3"/>Although we filter out stopwords, we still get many minimal sets with seemingly random or unimportant words, therefore filtering common words further might be a good idea.</text:p>
      <text:p text:style-name="P11"><text:span text:style-name="T1"><text:line-break/>Words that occur frequently over several articles are likely to simply be common words of the english language or the domain in which the articles appear or similar.</text:span></text:p>
      <text:p text:style-name="P8">However since articles could have variable length, long articles which feature some common word might scew  the measurements so it might be better to consider the amount of distinct articles in which a word appears.</text:p>
      <text:p text:style-name="P4"/>
      <text:p text:style-name="P8">We thus have two criterias for filtering out words:</text:p>
      <text:list xml:id="list5408293871456465314" text:style-name="L1">
        <text:list-item>
          <text:p text:style-name="P13"><text:soft-page-break/>We can filter out words which are common within the corpus, i.e. words with a high Collection Frequency</text:p>
        </text:list-item>
        <text:list-item>
          <text:p text:style-name="P13">We can filter out words which appear in many different documents i.e. words with a high Document Frequency</text:p>
        </text:list-item>
      </text:list>
      <text:p text:style-name="P4"/>
      <text:p text:style-name="P8">Words that are common within an article but not common overall are likely important or closely related to the topic of that article. To this end we can calculate the Term Frequency, how often a word appears within a document and the Inverse Document Frequency an inverse of in how many documents a given word is found and multiply them together to get the TermFrequency-Inverse Document Frequency score, often called TF-IDF.</text:p>
      <text:p text:style-name="P4"/>
      <text:p text:style-name="P4">-------------------<text:span text:style-name="T5">slide 12---------------</text:span></text:p>
      <text:p text:style-name="P8"><text:bookmark text:name="docs-internal-guid-2f2e430f-d7ec-c256-93f1-c6fe0c78b710"/>We can apply the different filtering techniques in different ways. </text:p>
      <text:p text:style-name="P4"/>
      <text:p text:style-name="P8">We could filter using thresholds and ignore any words which score below or above a given threshold in either category. However finding good threshold values could be hard and we would probably want some sort of dynamic threshold, so a threshold function would be best. </text:p>
      <text:p text:style-name="P8">Instead we can do filtering by simply sorting the words based on their score relative to the filtering technique we are using and pick the ones with the k highest scores for some threshold value k. Which is what we did.</text:p>
      <text:p text:style-name="P4"/>
      <text:p text:style-name="P8">Another aspect to consider is how we do the filtering. Ones we have determined what words should be included we can either remove all sets but those which only include the words that were deemed worthy or we can be more inclusive and filter to include all sets which include at least one of the words we want. This is probably better since common words together with important words might be very relevant to the articles.</text:p>
      <text:p text:style-name="P4"/>
      <text:p text:style-name="P8">Finally, we could either filter the input to the enumeration algorit<text:span text:style-name="T9">h</text:span>m or the out<text:span text:style-name="T9">p</text:span>ut. Filtering the input means that only included words get enumerated and remembered and the filtered words are completely ignored as if they never appeared in the dataset.</text:p>
      <text:p text:style-name="P8">Filtering the output simply means that less noi<text:span text:style-name="T9">s</text:span>e is outputted but the enumeration will still always be the same.</text:p>
      <text:p text:style-name="P4"/>
      <text:p text:style-name="P4">-----------------------<text:span text:style-name="T5">slide 13</text:span></text:p>
      <text:p text:style-name="P8"><text:bookmark text:name="docs-internal-guid-2f2e4314-d7ec-ff3a-d9cb-c6cdeaa5a5b2"/>If a word is found in many minimal new sets of size 2, i.e. pairs, it might indicate that the word is being used in a context in which it has not appeared before and is ther<text:span text:style-name="T9">e</text:span>fore likely to be important for the story. We therefore might want to prioritize these types of words</text:p>
      <text:p text:style-name="P4"/>
      <text:p text:style-name="P6">---------------------slide 14</text:p>
      <text:p text:style-name="P3"><text:bookmark text:name="docs-internal-guid-2f2e432f-d7ed-35b1-c3d8-6fa879f0745d"/><text:soft-page-break/>Words which define events within a story are likely appear together. If a story refers to a volcano erupting it is not very likely that the name of the volcano or the word volcano appear in one paragraph and the word ‘erupted’ appears several paragraphs later. We could therefore order minimal new sets with two or more words based on how far apart the words within them are.</text:p>
      <text:p text:style-name="P4"/>
      <text:p text:style-name="P8">Another approach we could use to utilize the same idea would be to split articles into several smaller bags: An article is a collection of sentences or <text:span text:style-name="T6">paragraphs </text:span>and as such we could treat each sentence or paragraph as separate bags. The minimal new sets for a given article is thus the union of the minimal sets of each of its sub-bags. </text:p>
      <text:p text:style-name="P4"/>
      <text:p text:style-name="P8">Furthermore we could expand upon the sub-bags to include neighbours. A sub bag could be a sentence along with the two sentences surrounding it: the previous sentence and the following sentence. This way we are slightly more inclusive.</text:p>
      <text:p text:style-name="P4"/>
      <text:p text:style-name="P8">Finally, we could of course combine the techniques we have gone through. We can for instance always enumerate using sub-bags and then filter the output by TF-IDF score.</text:p>
      <text:p text:style-name="P6"/>
      <text:p text:style-name="P6">-----------------slide 15-----------------</text:p>
      <text:p text:style-name="P3"><text:bookmark text:name="docs-internal-guid-2f2e4335-d7ed-8db2-d84d-6bd354488482"/>We implemented the different approaches in Python and created different configurations for testing on real life data which we scraped from different websites.</text:p>
      <text:p text:style-name="P11"><text:span text:style-name="T1">We created 4 different configurations which we ran on 4 different datasets</text:span></text:p>
      <text:p text:style-name="P11"/>
      <text:p text:style-name="P11"><text:span text:style-name="T1">--------------------</text:span><text:span text:style-name="T2">slide 16-----------------------</text:span></text:p>
      <text:p text:style-name="P12"><text:bookmark text:name="docs-internal-guid-2f2e4351-d7ed-defa-b774-8dad35b6ecdf"/><text:span text:style-name="T1">Configuration 1 was simply the base approach, no filtering or shenanigans, as a sort of basis for comparison</text:span></text:p>
      <text:p text:style-name="P12"/>
      <text:p text:style-name="P12"><text:span text:style-name="T1">Configuration 2 used post-filtering, that is filtering on the output, based on document frequency, term frequency or TF-IDF by choosing the k highest ranking words and including all subsets with at least one of those words. Tested for several different values of k.</text:span></text:p>
      <text:p text:style-name="P11"/>
      <text:p text:style-name="P11"><text:span text:style-name="T1">Configuration 3 was the same as configuration2 but filtering was done prior to enumeration as a sort of pre-processing step.</text:span></text:p>
      <text:p text:style-name="P11"/>
      <text:p text:style-name="P11"><text:span text:style-name="T1">Lastly, configuration 4 used the sub-bag approach where each article was split into multiple sub bags where each sub-bag was made up of a sentence. We also tested this configuration with the addition of tf-idf filtering of the output.<text:tab/></text:span></text:p>
      <text:p text:style-name="P6"><text:line-break/><text:line-break/>---------------------------slide 18------------</text:p>
      <text:p text:style-name="P5"><text:bookmark text:name="docs-internal-guid-2f2e438b-d7ee-b25e-94c1-f8276b8714cb"/><text:soft-page-break/><text:span text:style-name="T2">Each of the configurations was tested on </text:span><text:span text:style-name="T4">four different datasets made up of real life data scraped from the internet</text:span><text:span text:style-name="T2"> and using different parameters for the filterings. The outputs were evaluated by hand by analysing the output with regards to the input articles and comparison to the approaches.</text:span></text:p>
      <text:p text:style-name="P8">Here we’ll take a look at some of the observations we made.</text:p>
      <text:p text:style-name="P8"/>
      <text:p text:style-name="P8">-------------------------<text:span text:style-name="T5">slide 19 -------------</text:span></text:p>
      <text:p text:style-name="P8"><text:bookmark text:name="docs-internal-guid-2f2e4392-d7ee-e09a-ea7a-493e7a634c6b"/>We examined the ratio of articles which resulted in no new words, no new pairs as well as no new pairs or new words. This table shows the results for dataset-1.</text:p>
      <text:p text:style-name="P4"/>
      <text:p text:style-name="P8">We noted that filtering did unsurprisingly increase the number of empty output sets. Filtering based on Collection Frequency or Document Frequency turned out to be too <text:span text:style-name="T9">aggressive</text:span> and did not appear to yield good results. As we can see in the table, the amount of completely empty output sets increased by quite a lot.</text:p>
      <text:p text:style-name="P8"/>
      <text:p text:style-name="P8">-------------------<text:span text:style-name="T5">slide 20-------------</text:span></text:p>
      <text:p text:style-name="P8"><text:bookmark text:name="docs-internal-guid-2f2e43ac-d7ef-2d53-20ae-6a889ce2ffb0"/>Through manual comparison of the outputs we found that filtering and sorting by tf-idf tended to generate good results: minimal new sets that contained important keywords related to the articles. Configuration rarely managed to return sets that capture the essence of the articles while the other three configurations all frequently outputted pairs of important keywords.</text:p>
      <text:p text:style-name="P8"/>
      <text:p text:style-name="P9">Here we can see configuration 3</text:p>
      <text:p text:style-name="P8"/>
      <text:p text:style-name="P8">---------------<text:span text:style-name="T5">slide 21-----------------</text:span></text:p>
      <text:p text:style-name="P9">Here we see the <text:span text:style-name="T9">corresponding</text:span> results for configuration 4 and we can see that they give a good overview of the content of the article.</text:p>
      <text:p text:style-name="P9"/>
      <text:p text:style-name="P9">---------slide 22 ------------------</text:p>
      <text:p text:style-name="P9"><text:bookmark text:name="docs-internal-guid-2f2e43b1-d7f0-d8d4-dd46-23843e0ed460"/>This picture shows the amount of new words and the amount of new pairs found through enumerations over time. In all cases there is a downwards sloping trend for new words and an upwards trend for new pairs. This is for dataset 3 which contains 495 articles.</text:p>
      <text:p text:style-name="P9"/>
      <text:p text:style-name="P9">-------------slide 23 -------------------</text:p>
      <text:p text:style-name="P9"><text:bookmark text:name="docs-internal-guid-b69a13a2-d7f1-46aa-ea04-c3cfe0a69ac2"/>The results indicate that minimal new sets can indeed be good indicators of new events or at least novelty within articles. It is not enough however to simply check for the <text:span text:style-name="T9">existence</text:span> of minimal small sizes to determine whether or not an article contains a new event. Further work must be done in order to develop the approach into a fully automatic ONED system.</text:p>
      <text:p text:style-name="P4"/>
      <text:p text:style-name="P8">We also saw that tf-idf filtering is a good approach to limit the output set without <text:span text:style-name="T9">negatively</text:span> effecting overall results and that filtering should be done to the output rather than the input.</text:p>
      <text:p text:style-name="P8"/>
      <text:p text:style-name="P8"><text:soft-page-break/>---------<text:span text:style-name="T5">slide 24--------------</text:span></text:p>
      <text:p text:style-name="P8"><text:bookmark text:name="docs-internal-guid-b69a13bf-d7f2-ad28-c851-1b0048b47c8f"/>As we saw on this figure the amount of new words found is high at first, but decreases but the amount of new pairs <text:span text:style-name="T9">increasesQ</text:span> over time. As minimal new sets of sizes larger than two are more interesting that simply new words, pre-training the system on a set of articles from whatever domain we are interested in might be a good idea.</text:p>
      <text:p text:style-name="P8"/>
      <text:p text:style-name="P8"><text:line-break/>-----------<text:span text:style-name="T5">slide 25-----------</text:span></text:p>
      <text:p text:style-name="P8"><text:bookmark text:name="docs-internal-guid-b69a13c4-d7f3-09f8-5cf1-3f9447121d33"/>Although we could use our approach as a tool for humans to be able to more quickly sift through articles by sifting through the output of our algorithm the fact remains that we have not yet managed to create a fully automatic ONED system.</text:p>
      <text:p text:style-name="P4"/>
      <text:p text:style-name="P11"><text:span text:style-name="T1">However if we assume that we had a way for quantifying our enumerations then our system would still not be without its weaknesses.</text:span></text:p>
      <text:p text:style-name="P11"><text:span text:style-name="T1"/></text:p>
      <text:p text:style-name="P11"><text:span text:style-name="T1">For instance, our enumeration algorithm cannot forget articles which it has processed. Since history has a tendency to repeat itself this can prove problematic when similar events occur at different times. Our algorithm would then be prone to flagging the new event as a duplicate of the first and therefore not new. Others, such as Yang et al. have incorporated such systems which use a sliding time-window where articles are compared only the articles within the time-window and the system thus forgets articles as they get older.</text:span></text:p>
      <text:p text:style-name="P11"><text:span text:style-name="T1"/></text:p>
      <text:p text:style-name="P8">As we discussed earlier Wurzer et al. use a similar approach and are able to achieve good results in constant time and memory, which is something our current enumeration algorithm does not. However, they do flip random bits at times to decrease the amount of false positives generated by the Bloom Filter and thus they discard random sets. We might therefore be able to produce slightly more accurate results than they. Furthermore they always generate all sets possible of size k or smaller whereas we might find all minimal sets before we generate all candiate sets of size k and thus we can be slightly more effective on that front in some cases.</text:p>
      <text:p text:style-name="P4"/>
      <text:p text:style-name="P4">---------<text:span text:style-name="T5">slide 26 ----------</text:span></text:p>
      <text:p text:style-name="P11"><text:bookmark text:name="docs-internal-guid-b69a13de-d7f3-847a-92ec-c8e2de58f785"/><text:span text:style-name="T1">We believe that ONED based on minimal new sets if possible. Future work is required to develop a way for quantifying the minimal sets for automatic flagging. A possible approach would be one similar to the one used by Wurzer et al.: that is considering the ratio of minimal new sets with regards to the possible subsets of the same size.</text:span></text:p>
      <text:p text:style-name="P11"><text:span text:style-name="T1"/></text:p>
      <text:p text:style-name="P11"><text:span text:style-name="T1">Another approach could be to incorporate named entity extraction and looking for minimal new sets containing named entities<text:line-break/></text:span></text:p>
      <text:p text:style-name="P8">As we have discussed, not being able to forget stories could negatively affect accuracy <text:soft-page-break/>and therefore it could be important to update the enumeration algorithm so that it can handle the removal of stories.</text:p>
      <text:p text:style-name="P4"/>
      <text:p text:style-name="P5">–--------<text:span text:style-name="T5">slide 27 –-----------</text:span></text:p>
      <text:p text:style-name="P2"><text:bookmark text:name="docs-internal-guid-b69a13e5-d7f3-dab8-b764-c11bda6357f1"/>To wrap things up: </text:p>
      <text:p text:style-name="P8">We have examined the feasibility of on-line new event detection based on minimal new sets and implemented a system which might be used for tool assisted event detection. Furthermore we have presented and examined some ways for improving the output of our system. We have evaluated the different approaches through testing on real life data and we believe that the results indicate that a fully automatic ONED system could be developed using the enumeration of minimal new sets as the basis, however further work is necessary for that to happen.</text:p>
      <text:p text:style-name="P5"><text:line-break/></text:p>
      <text:p text:style-name="P5">–-----<text:span text:style-name="T5">slide 28------------</text:span><text:line-break/><text:span text:style-name="T5">the end.</text:span><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9T21:05:22.854143076</meta:creation-date>
    <dc:date>2016-08-30T09:09:14.591302651</dc:date>
    <meta:editing-duration>PT10H17M35S</meta:editing-duration>
    <meta:editing-cycles>3</meta:editing-cycles>
    <meta:generator>LibreOffice/4.2.8.2$Linux_X86_64 LibreOffice_project/420m0$Build-2</meta:generator>
    <meta:document-statistic meta:table-count="0" meta:image-count="0" meta:object-count="0" meta:page-count="9" meta:paragraph-count="114" meta:word-count="3153" meta:character-count="18539" meta:non-whitespace-character-count="15501"/>
  </office:meta>
</office:document-meta>
</file>